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4"/>
    <style:style style:name="ce2" style:family="table-cell" style:parent-style-name="Default" style:data-style-name="N1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2008:02</text:p>
          </table:table-cell>
          <table:table-cell office:value-type="float" office:value="227686000">
            <text:p>227686000</text:p>
          </table:table-cell>
          <table:table-cell office:value-type="float" office:value="220651000">
            <text:p>220651000</text:p>
          </table:table-cell>
          <table:table-cell/>
        </table:table-row>
        <table:table-row table:style-name="ro1">
          <table:table-cell table:style-name="Default" office:value-type="string">
            <text:p>2008:03</text:p>
          </table:table-cell>
          <table:table-cell office:value-type="float" office:value="207285000">
            <text:p>207285000</text:p>
          </table:table-cell>
          <table:table-cell office:value-type="float" office:value="204815000">
            <text:p>204815000</text:p>
          </table:table-cell>
          <table:table-cell/>
        </table:table-row>
        <table:table-row table:style-name="ro1">
          <table:table-cell office:value-type="string">
            <text:p>2008:04</text:p>
          </table:table-cell>
          <table:table-cell office:value-type="float" office:value="199419000">
            <text:p>199419000</text:p>
          </table:table-cell>
          <table:table-cell office:value-type="float" office:value="210037000">
            <text:p>210037000</text:p>
          </table:table-cell>
          <table:table-cell/>
        </table:table-row>
        <table:table-row table:style-name="ro1">
          <table:table-cell office:value-type="string">
            <text:p>2008:05</text:p>
          </table:table-cell>
          <table:table-cell office:value-type="float" office:value="210321000">
            <text:p>210321000</text:p>
          </table:table-cell>
          <table:table-cell office:value-type="float" office:value="210941000">
            <text:p>210941000</text:p>
          </table:table-cell>
          <table:table-cell/>
        </table:table-row>
        <table:table-row table:style-name="ro1">
          <table:table-cell office:value-type="string">
            <text:p>2008:06</text:p>
          </table:table-cell>
          <table:table-cell office:value-type="float" office:value="200165000">
            <text:p>200165000</text:p>
          </table:table-cell>
          <table:table-cell office:value-type="float" office:value="204208000">
            <text:p>204208000</text:p>
          </table:table-cell>
          <table:table-cell/>
        </table:table-row>
        <table:table-row table:style-name="ro1">
          <table:table-cell office:value-type="string">
            <text:p>2008:07</text:p>
          </table:table-cell>
          <table:table-cell office:value-type="float" office:value="213347000">
            <text:p>213347000</text:p>
          </table:table-cell>
          <table:table-cell office:value-type="float" office:value="217830000">
            <text:p>217830000</text:p>
          </table:table-cell>
          <table:table-cell/>
        </table:table-row>
        <table:table-row table:style-name="ro1">
          <table:table-cell office:value-type="string">
            <text:p>2008:08</text:p>
          </table:table-cell>
          <table:table-cell office:value-type="float" office:value="198703000">
            <text:p>198703000</text:p>
          </table:table-cell>
          <table:table-cell office:value-type="float" office:value="203776000">
            <text:p>203776000</text:p>
          </table:table-cell>
          <table:table-cell/>
        </table:table-row>
        <table:table-row table:style-name="ro1">
          <table:table-cell office:value-type="string">
            <text:p>2008:09</text:p>
          </table:table-cell>
          <table:table-cell office:value-type="float" office:value="217834000">
            <text:p>217834000</text:p>
          </table:table-cell>
          <table:table-cell office:value-type="float" office:value="209770000">
            <text:p>209770000</text:p>
          </table:table-cell>
          <table:table-cell/>
        </table:table-row>
        <table:table-row table:style-name="ro1">
          <table:table-cell office:value-type="string">
            <text:p>2008:10</text:p>
          </table:table-cell>
          <table:table-cell office:value-type="float" office:value="168192000">
            <text:p>168192000</text:p>
          </table:table-cell>
          <table:table-cell office:value-type="float" office:value="182532000">
            <text:p>182532000</text:p>
          </table:table-cell>
          <table:table-cell/>
        </table:table-row>
        <table:table-row table:style-name="ro1">
          <table:table-cell office:value-type="string">
            <text:p>2008:11</text:p>
          </table:table-cell>
          <table:table-cell office:value-type="float" office:value="144380000">
            <text:p>144380000</text:p>
          </table:table-cell>
          <table:table-cell office:value-type="float" office:value="145294000">
            <text:p>145294000</text:p>
          </table:table-cell>
          <table:table-cell/>
        </table:table-row>
        <table:table-row table:style-name="ro1">
          <table:table-cell office:value-type="string">
            <text:p>2008:12</text:p>
          </table:table-cell>
          <table:table-cell office:value-type="float" office:value="131545000">
            <text:p>131545000</text:p>
          </table:table-cell>
          <table:table-cell office:value-type="float" office:value="151498000">
            <text:p>151498000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2009:01</text:p>
          </table:table-cell>
          <table:table-cell office:value-type="float" office:value="118219000">
            <text:p>118219000</text:p>
          </table:table-cell>
          <table:table-cell office:value-type="float" office:value="114375000">
            <text:p>114375000</text:p>
          </table:table-cell>
          <table:table-cell/>
        </table:table-row>
        <table:table-row table:style-name="ro1">
          <table:table-cell office:value-type="string">
            <text:p>2009:02</text:p>
          </table:table-cell>
          <table:table-cell office:value-type="float" office:value="137644000">
            <text:p>137644000</text:p>
          </table:table-cell>
          <table:table-cell office:value-type="float" office:value="155144000">
            <text:p>155144000</text:p>
          </table:table-cell>
          <table:table-cell/>
        </table:table-row>
        <table:table-row table:style-name="ro1">
          <table:table-cell office:value-type="string">
            <text:p>2009:03</text:p>
          </table:table-cell>
          <table:table-cell office:value-type="float" office:value="184757000">
            <text:p>184757000</text:p>
          </table:table-cell>
          <table:table-cell office:value-type="float" office:value="181000000">
            <text:p>181000000</text:p>
          </table:table-cell>
          <table:table-cell/>
        </table:table-row>
        <table:table-row table:style-name="ro1">
          <table:table-cell office:value-type="string">
            <text:p>2009:04</text:p>
          </table:table-cell>
          <table:table-cell office:value-type="float" office:value="173321000">
            <text:p>173321000</text:p>
          </table:table-cell>
          <table:table-cell office:value-type="float" office:value="174112000">
            <text:p>174112000</text:p>
          </table:table-cell>
          <table:table-cell/>
        </table:table-row>
        <table:table-row table:style-name="ro1">
          <table:table-cell office:value-type="string">
            <text:p>2009:05</text:p>
          </table:table-cell>
          <table:table-cell office:value-type="float" office:value="185643000">
            <text:p>185643000</text:p>
          </table:table-cell>
          <table:table-cell office:value-type="float" office:value="178934000">
            <text:p>178934000</text:p>
          </table:table-cell>
          <table:table-cell/>
        </table:table-row>
        <table:table-row table:style-name="ro1">
          <table:table-cell office:value-type="string">
            <text:p>2009:06</text:p>
          </table:table-cell>
          <table:table-cell office:value-type="float" office:value="166209000">
            <text:p>166209000</text:p>
          </table:table-cell>
          <table:table-cell office:value-type="float" office:value="172777000">
            <text:p>172777000</text:p>
          </table:table-cell>
          <table:table-cell/>
        </table:table-row>
        <table:table-row table:style-name="ro1">
          <table:table-cell office:value-type="string">
            <text:p>2009:07</text:p>
          </table:table-cell>
          <table:table-cell office:value-type="float" office:value="196227000">
            <text:p>196227000</text:p>
          </table:table-cell>
          <table:table-cell office:value-type="float" office:value="201826000">
            <text:p>201826000</text:p>
          </table:table-cell>
          <table:table-cell/>
        </table:table-row>
        <table:table-row table:style-name="ro1">
          <table:table-cell office:value-type="string">
            <text:p>2009:08</text:p>
          </table:table-cell>
          <table:table-cell office:value-type="float" office:value="170163000">
            <text:p>170163000</text:p>
          </table:table-cell>
          <table:table-cell office:value-type="float" office:value="183078000">
            <text:p>183078000</text:p>
          </table:table-cell>
          <table:table-cell/>
        </table:table-row>
        <table:table-row table:style-name="ro1">
          <table:table-cell office:value-type="string">
            <text:p>2009:09</text:p>
          </table:table-cell>
          <table:table-cell office:value-type="float" office:value="159571000">
            <text:p>159571000</text:p>
          </table:table-cell>
          <table:table-cell office:value-type="float" office:value="165227000">
            <text:p>165227000</text:p>
          </table:table-cell>
          <table:table-cell/>
        </table:table-row>
        <table:table-row table:style-name="ro1">
          <table:table-cell office:value-type="string">
            <text:p>2009:10</text:p>
          </table:table-cell>
          <table:table-cell office:value-type="float" office:value="183183000">
            <text:p>183183000</text:p>
          </table:table-cell>
          <table:table-cell office:value-type="float" office:value="179556000">
            <text:p>179556000</text:p>
          </table:table-cell>
          <table:table-cell/>
        </table:table-row>
        <table:table-row table:style-name="ro1">
          <table:table-cell office:value-type="string">
            <text:p>2009:11</text:p>
          </table:table-cell>
          <table:table-cell office:value-type="float" office:value="149243000">
            <text:p>149243000</text:p>
          </table:table-cell>
          <table:table-cell office:value-type="float" office:value="147196000">
            <text:p>147196000</text:p>
          </table:table-cell>
          <table:table-cell/>
        </table:table-row>
        <table:table-row table:style-name="ro1">
          <table:table-cell office:value-type="string">
            <text:p>2009:12</text:p>
          </table:table-cell>
          <table:table-cell office:value-type="float" office:value="172057000">
            <text:p>172057000</text:p>
          </table:table-cell>
          <table:table-cell office:value-type="float" office:value="170338000">
            <text:p>170338000</text:p>
          </table:table-cell>
          <table:table-cell/>
        </table:table-row>
        <table:table-row table:style-name="ro1">
          <table:table-cell office:value-type="string">
            <text:p>2010:01</text:p>
          </table:table-cell>
          <table:table-cell office:value-type="float" office:value="138156000">
            <text:p>138156000</text:p>
          </table:table-cell>
          <table:table-cell office:value-type="float" office:value="143077000">
            <text:p>143077000</text:p>
          </table:table-cell>
          <table:table-cell/>
        </table:table-row>
        <table:table-row table:style-name="ro1">
          <table:table-cell office:value-type="string">
            <text:p>2010:02</text:p>
          </table:table-cell>
          <table:table-cell office:value-type="float" office:value="174729000">
            <text:p>174729000</text:p>
          </table:table-cell>
          <table:table-cell office:value-type="float" office:value="169576000">
            <text:p>169576000</text:p>
          </table:table-cell>
          <table:table-cell/>
        </table:table-row>
        <table:table-row table:style-name="ro1">
          <table:table-cell office:value-type="string">
            <text:p>2010:03</text:p>
          </table:table-cell>
          <table:table-cell office:value-type="float" office:value="208150000">
            <text:p>208150000</text:p>
          </table:table-cell>
          <table:table-cell office:value-type="float" office:value="206482000">
            <text:p>206482000</text:p>
          </table:table-cell>
          <table:table-cell/>
        </table:table-row>
        <table:table-row table:style-name="ro1">
          <table:table-cell office:value-type="string">
            <text:p>2010:04</text:p>
          </table:table-cell>
          <table:table-cell office:value-type="float" office:value="198668000">
            <text:p>198668000</text:p>
          </table:table-cell>
          <table:table-cell office:value-type="float" office:value="199003000">
            <text:p>199003000</text:p>
          </table:table-cell>
          <table:table-cell/>
        </table:table-row>
        <table:table-row table:style-name="ro1">
          <table:table-cell office:value-type="string">
            <text:p>2010:05</text:p>
          </table:table-cell>
          <table:table-cell office:value-type="float" office:value="201392000">
            <text:p>201392000</text:p>
          </table:table-cell>
          <table:table-cell office:value-type="float" office:value="201645000">
            <text:p>201645000</text:p>
          </table:table-cell>
          <table:table-cell/>
        </table:table-row>
        <table:table-row table:style-name="ro1">
          <table:table-cell office:value-type="string">
            <text:p>2010:06</text:p>
          </table:table-cell>
          <table:table-cell office:value-type="float" office:value="205878000">
            <text:p>205878000</text:p>
          </table:table-cell>
          <table:table-cell office:value-type="float" office:value="195368000">
            <text:p>195368000</text:p>
          </table:table-cell>
          <table:table-cell/>
        </table:table-row>
        <table:table-row table:style-name="ro1">
          <table:table-cell office:value-type="string">
            <text:p>2010:07</text:p>
          </table:table-cell>
          <table:table-cell office:value-type="float" office:value="220805000">
            <text:p>220805000</text:p>
          </table:table-cell>
          <table:table-cell office:value-type="float" office:value="221070000">
            <text:p>221070000</text:p>
          </table:table-cell>
          <table:table-cell/>
        </table:table-row>
        <table:table-row table:style-name="ro1">
          <table:table-cell office:value-type="string">
            <text:p>2010:08</text:p>
          </table:table-cell>
          <table:table-cell office:value-type="float" office:value="196960000">
            <text:p>196960000</text:p>
          </table:table-cell>
          <table:table-cell office:value-type="float" office:value="196026000">
            <text:p>196026000</text:p>
          </table:table-cell>
          <table:table-cell/>
        </table:table-row>
        <table:table-row table:style-name="ro1">
          <table:table-cell office:value-type="string">
            <text:p>2010:09</text:p>
          </table:table-cell>
          <table:table-cell office:value-type="float" office:value="191825000">
            <text:p>191825000</text:p>
          </table:table-cell>
          <table:table-cell office:value-type="float" office:value="180479000">
            <text:p>180479000</text:p>
          </table:table-cell>
          <table:table-cell/>
        </table:table-row>
        <table:table-row table:style-name="ro1">
          <table:table-cell office:value-type="string">
            <text:p>2010:10</text:p>
          </table:table-cell>
          <table:table-cell office:value-type="float" office:value="223889000">
            <text:p>223889000</text:p>
          </table:table-cell>
          <table:table-cell office:value-type="float" office:value="211357000">
            <text:p>211357000</text:p>
          </table:table-cell>
          <table:table-cell/>
        </table:table-row>
        <table:table-row table:style-name="ro1">
          <table:table-cell office:value-type="string">
            <text:p>2010:11</text:p>
          </table:table-cell>
          <table:table-cell office:value-type="float" office:value="199781000">
            <text:p>199781000</text:p>
          </table:table-cell>
          <table:table-cell office:value-type="float" office:value="188051000">
            <text:p>188051000</text:p>
          </table:table-cell>
          <table:table-cell/>
        </table:table-row>
        <table:table-row table:style-name="ro1">
          <table:table-cell office:value-type="string">
            <text:p>2010:12</text:p>
          </table:table-cell>
          <table:table-cell office:value-type="float" office:value="196778000">
            <text:p>196778000</text:p>
          </table:table-cell>
          <table:table-cell office:value-type="float" office:value="204058000">
            <text:p>204058000</text:p>
          </table:table-cell>
          <table:table-cell/>
        </table:table-row>
        <table:table-row table:style-name="ro1">
          <table:table-cell office:value-type="string">
            <text:p>2011:01</text:p>
          </table:table-cell>
          <table:table-cell office:value-type="float" office:value="207979000">
            <text:p>207979000</text:p>
          </table:table-cell>
          <table:table-cell office:value-type="float" office:value="200171000">
            <text:p>200171000</text:p>
          </table:table-cell>
          <table:table-cell/>
        </table:table-row>
        <table:table-row table:style-name="ro1">
          <table:table-cell office:value-type="string">
            <text:p>2011:02</text:p>
          </table:table-cell>
          <table:table-cell office:value-type="float" office:value="198235000">
            <text:p>198235000</text:p>
          </table:table-cell>
          <table:table-cell office:value-type="float" office:value="206475000">
            <text:p>206475000</text:p>
          </table:table-cell>
          <table:table-cell/>
        </table:table-row>
        <table:table-row table:style-name="ro1">
          <table:table-cell office:value-type="string">
            <text:p>2011:03</text:p>
          </table:table-cell>
          <table:table-cell office:value-type="float" office:value="219981000">
            <text:p>219981000</text:p>
          </table:table-cell>
          <table:table-cell office:value-type="float" office:value="214324000">
            <text:p>214324000</text:p>
          </table:table-cell>
          <table:table-cell/>
        </table:table-row>
        <table:table-row table:style-name="ro1">
          <table:table-cell office:value-type="string">
            <text:p>2011:04</text:p>
          </table:table-cell>
          <table:table-cell office:value-type="float" office:value="239859000">
            <text:p>239859000</text:p>
          </table:table-cell>
          <table:table-cell office:value-type="float" office:value="233771000">
            <text:p>233771000</text:p>
          </table:table-cell>
          <table:table-cell/>
        </table:table-row>
        <table:table-row table:style-name="ro1">
          <table:table-cell office:value-type="string">
            <text:p>2011:05</text:p>
          </table:table-cell>
          <table:table-cell office:value-type="float" office:value="227264000">
            <text:p>227264000</text:p>
          </table:table-cell>
          <table:table-cell office:value-type="float" office:value="225385000">
            <text:p>225385000</text:p>
          </table:table-cell>
          <table:table-cell/>
        </table:table-row>
        <table:table-row table:style-name="ro1">
          <table:table-cell office:value-type="string">
            <text:p>2011:06</text:p>
          </table:table-cell>
          <table:table-cell office:value-type="float" office:value="211631000">
            <text:p>211631000</text:p>
          </table:table-cell>
          <table:table-cell office:value-type="float" office:value="211775000">
            <text:p>211775000</text:p>
          </table:table-cell>
          <table:table-cell/>
        </table:table-row>
        <table:table-row table:style-name="ro1">
          <table:table-cell office:value-type="string">
            <text:p>2011:07</text:p>
          </table:table-cell>
          <table:table-cell office:value-type="float" office:value="239743000">
            <text:p>239743000</text:p>
          </table:table-cell>
          <table:table-cell office:value-type="float" office:value="239485000">
            <text:p>239485000</text:p>
          </table:table-cell>
          <table:table-cell/>
        </table:table-row>
        <table:table-row table:style-name="ro1">
          <table:table-cell office:value-type="string">
            <text:p>2011:08</text:p>
          </table:table-cell>
          <table:table-cell office:value-type="float" office:value="222604000">
            <text:p>222604000</text:p>
          </table:table-cell>
          <table:table-cell office:value-type="float" office:value="227667000">
            <text:p>227667000</text:p>
          </table:table-cell>
          <table:table-cell/>
        </table:table-row>
        <table:table-row table:style-name="ro1">
          <table:table-cell office:value-type="string">
            <text:p>2011:09</text:p>
          </table:table-cell>
          <table:table-cell office:value-type="float" office:value="201711000">
            <text:p>201711000</text:p>
          </table:table-cell>
          <table:table-cell office:value-type="float" office:value="208875000">
            <text:p>208875000</text:p>
          </table:table-cell>
          <table:table-cell/>
        </table:table-row>
        <table:table-row table:style-name="ro1">
          <table:table-cell office:value-type="string">
            <text:p>2011:10</text:p>
          </table:table-cell>
          <table:table-cell office:value-type="float" office:value="238080000">
            <text:p>238080000</text:p>
          </table:table-cell>
          <table:table-cell office:value-type="float" office:value="221285000">
            <text:p>221285000</text:p>
          </table:table-cell>
          <table:table-cell/>
        </table:table-row>
        <table:table-row table:style-name="ro1">
          <table:table-cell office:value-type="string">
            <text:p>2011:11</text:p>
          </table:table-cell>
          <table:table-cell office:value-type="float" office:value="180556000">
            <text:p>180556000</text:p>
          </table:table-cell>
          <table:table-cell office:value-type="float" office:value="184869000">
            <text:p>184869000</text:p>
          </table:table-cell>
          <table:table-cell/>
        </table:table-row>
        <table:table-row table:style-name="ro1">
          <table:table-cell office:value-type="string">
            <text:p>2011:12</text:p>
          </table:table-cell>
          <table:table-cell office:value-type="float" office:value="175533000">
            <text:p>175533000</text:p>
          </table:table-cell>
          <table:table-cell office:value-type="float" office:value="185949000">
            <text:p>185949000</text:p>
          </table:table-cell>
          <table:table-cell/>
        </table:table-row>
        <table:table-row table:style-name="ro1">
          <table:table-cell office:value-type="string">
            <text:p>2012:01</text:p>
          </table:table-cell>
          <table:table-cell office:value-type="float" office:value="175484000">
            <text:p>175484000</text:p>
          </table:table-cell>
          <table:table-cell office:value-type="float" office:value="171775000">
            <text:p>171775000</text:p>
          </table:table-cell>
          <table:table-cell/>
        </table:table-row>
        <table:table-row table:style-name="ro1">
          <table:table-cell office:value-type="string">
            <text:p>2012:02</text:p>
          </table:table-cell>
          <table:table-cell office:value-type="float" office:value="184508000">
            <text:p>184508000</text:p>
          </table:table-cell>
          <table:table-cell office:value-type="float" office:value="188171000">
            <text:p>188171000</text:p>
          </table:table-cell>
          <table:table-cell/>
        </table:table-row>
        <table:table-row table:style-name="ro1">
          <table:table-cell office:value-type="string">
            <text:p>2012:03</text:p>
          </table:table-cell>
          <table:table-cell office:value-type="float" office:value="206095000">
            <text:p>206095000</text:p>
          </table:table-cell>
          <table:table-cell office:value-type="float" office:value="216500000">
            <text:p>216500000</text:p>
          </table:table-cell>
          <table:table-cell/>
        </table:table-row>
        <table:table-row table:style-name="ro1">
          <table:table-cell office:value-type="string">
            <text:p>2012:04</text:p>
          </table:table-cell>
          <table:table-cell office:value-type="float" office:value="203648000">
            <text:p>203648000</text:p>
          </table:table-cell>
          <table:table-cell office:value-type="float" office:value="199766000">
            <text:p>199766000</text:p>
          </table:table-cell>
          <table:table-cell/>
        </table:table-row>
        <table:table-row table:style-name="ro1">
          <table:table-cell office:value-type="string">
            <text:p>2012:05</text:p>
          </table:table-cell>
          <table:table-cell office:value-type="float" office:value="235656000">
            <text:p>235656000</text:p>
          </table:table-cell>
          <table:table-cell office:value-type="float" office:value="247374000">
            <text:p>247374000</text:p>
          </table:table-cell>
          <table:table-cell/>
        </table:table-row>
        <table:table-row table:style-name="ro1">
          <table:table-cell office:value-type="string">
            <text:p>2012:06</text:p>
          </table:table-cell>
          <table:table-cell office:value-type="float" office:value="235056000">
            <text:p>235056000</text:p>
          </table:table-cell>
          <table:table-cell office:value-type="float" office:value="223035000">
            <text:p>223035000</text:p>
          </table:table-cell>
          <table:table-cell/>
        </table:table-row>
        <table:table-row table:style-name="ro1">
          <table:table-cell office:value-type="string">
            <text:p>2012:07</text:p>
          </table:table-cell>
          <table:table-cell office:value-type="float" office:value="207791000">
            <text:p>207791000</text:p>
          </table:table-cell>
          <table:table-cell office:value-type="float" office:value="217072000">
            <text:p>217072000</text:p>
          </table:table-cell>
          <table:table-cell/>
        </table:table-row>
        <table:table-row table:style-name="ro1">
          <table:table-cell office:value-type="string">
            <text:p>2012:08</text:p>
          </table:table-cell>
          <table:table-cell office:value-type="float" office:value="206506000">
            <text:p>206506000</text:p>
          </table:table-cell>
          <table:table-cell office:value-type="float" office:value="204517000">
            <text:p>204517000</text:p>
          </table:table-cell>
          <table:table-cell/>
        </table:table-row>
        <table:table-row table:style-name="ro1">
          <table:table-cell office:value-type="string">
            <text:p>2012:09</text:p>
          </table:table-cell>
          <table:table-cell office:value-type="float" office:value="200590000">
            <text:p>200590000</text:p>
          </table:table-cell>
          <table:table-cell office:value-type="float" office:value="206292000">
            <text:p>206292000</text:p>
          </table:table-cell>
          <table:table-cell/>
        </table:table-row>
        <table:table-row table:style-name="ro1">
          <table:table-cell office:value-type="string">
            <text:p>2012:10</text:p>
          </table:table-cell>
          <table:table-cell office:value-type="float" office:value="202122000">
            <text:p>202122000</text:p>
          </table:table-cell>
          <table:table-cell office:value-type="float" office:value="208688000">
            <text:p>208688000</text:p>
          </table:table-cell>
          <table:table-cell/>
        </table:table-row>
        <table:table-row table:style-name="ro1">
          <table:table-cell office:value-type="string">
            <text:p>2012:11</text:p>
          </table:table-cell>
          <table:table-cell office:value-type="float" office:value="203449000">
            <text:p>203449000</text:p>
          </table:table-cell>
          <table:table-cell office:value-type="float" office:value="197380000">
            <text:p>197380000</text:p>
          </table:table-cell>
          <table:table-cell/>
        </table:table-row>
        <table:table-row table:style-name="ro1">
          <table:table-cell office:value-type="string">
            <text:p>2012:12</text:p>
          </table:table-cell>
          <table:table-cell office:value-type="float" office:value="191213000">
            <text:p>191213000</text:p>
          </table:table-cell>
          <table:table-cell office:value-type="float" office:value="186140000">
            <text:p>186140000</text:p>
          </table:table-cell>
          <table:table-cell/>
        </table:table-row>
        <table:table-row table:style-name="ro1">
          <table:table-cell office:value-type="string">
            <text:p>2013:01</text:p>
          </table:table-cell>
          <table:table-cell office:value-type="float" office:value="200136000">
            <text:p>200136000</text:p>
          </table:table-cell>
          <table:table-cell office:value-type="float" office:value="188977000">
            <text:p>188977000</text:p>
          </table:table-cell>
          <table:table-cell/>
        </table:table-row>
        <table:table-row table:style-name="ro1">
          <table:table-cell office:value-type="string">
            <text:p>2013:02</text:p>
          </table:table-cell>
          <table:table-cell office:value-type="float" office:value="202303000">
            <text:p>202303000</text:p>
          </table:table-cell>
          <table:table-cell office:value-type="float" office:value="198697000">
            <text:p>198697000</text:p>
          </table:table-cell>
          <table:table-cell/>
        </table:table-row>
        <table:table-row table:style-name="ro1">
          <table:table-cell office:value-type="string">
            <text:p>2013:03</text:p>
          </table:table-cell>
          <table:table-cell office:value-type="float" office:value="230411000">
            <text:p>230411000</text:p>
          </table:table-cell>
          <table:table-cell office:value-type="float" office:value="230526000">
            <text:p>230526000</text:p>
          </table:table-cell>
          <table:table-cell/>
        </table:table-row>
        <table:table-row table:style-name="ro1">
          <table:table-cell office:value-type="string">
            <text:p>2013:04</text:p>
          </table:table-cell>
          <table:table-cell office:value-type="float" office:value="224268000">
            <text:p>224268000</text:p>
          </table:table-cell>
          <table:table-cell office:value-type="float" office:value="234815000">
            <text:p>234815000</text:p>
          </table:table-cell>
          <table:table-cell/>
        </table:table-row>
        <table:table-row table:style-name="ro1">
          <table:table-cell office:value-type="string">
            <text:p>2013:05</text:p>
          </table:table-cell>
          <table:table-cell office:value-type="float" office:value="238422000">
            <text:p>238422000</text:p>
          </table:table-cell>
          <table:table-cell office:value-type="float" office:value="244360000">
            <text:p>244360000</text:p>
          </table:table-cell>
          <table:table-cell/>
        </table:table-row>
        <table:table-row table:style-name="ro1">
          <table:table-cell office:value-type="string">
            <text:p>2013:06</text:p>
          </table:table-cell>
          <table:table-cell office:value-type="float" office:value="216674000">
            <text:p>216674000</text:p>
          </table:table-cell>
          <table:table-cell office:value-type="float" office:value="221788000">
            <text:p>221788000</text:p>
          </table:table-cell>
          <table:table-cell/>
        </table:table-row>
        <table:table-row table:style-name="ro1">
          <table:table-cell office:value-type="string">
            <text:p>2013:07</text:p>
          </table:table-cell>
          <table:table-cell office:value-type="float" office:value="259083000">
            <text:p>259083000</text:p>
          </table:table-cell>
          <table:table-cell office:value-type="float" office:value="254941000">
            <text:p>254941000</text:p>
          </table:table-cell>
          <table:table-cell/>
        </table:table-row>
        <table:table-row table:style-name="ro1">
          <table:table-cell office:value-type="string">
            <text:p>2013:08</text:p>
          </table:table-cell>
          <table:table-cell office:value-type="float" office:value="207729000">
            <text:p>207729000</text:p>
          </table:table-cell>
          <table:table-cell office:value-type="float" office:value="213750000">
            <text:p>213750000</text:p>
          </table:table-cell>
          <table:table-cell/>
        </table:table-row>
        <table:table-row table:style-name="ro1">
          <table:table-cell office:value-type="string">
            <text:p>2013:09</text:p>
          </table:table-cell>
          <table:table-cell office:value-type="float" office:value="227659000">
            <text:p>227659000</text:p>
          </table:table-cell>
          <table:table-cell office:value-type="float" office:value="223478000">
            <text:p>223478000</text:p>
          </table:table-cell>
          <table:table-cell/>
        </table:table-row>
        <table:table-row table:style-name="ro1">
          <table:table-cell office:value-type="string">
            <text:p>2013:10</text:p>
          </table:table-cell>
          <table:table-cell office:value-type="float" office:value="250485000">
            <text:p>250485000</text:p>
          </table:table-cell>
          <table:table-cell office:value-type="float" office:value="250806000">
            <text:p>250806000</text:p>
          </table:table-cell>
          <table:table-cell/>
        </table:table-row>
        <table:table-row table:style-name="ro1">
          <table:table-cell office:value-type="string">
            <text:p>2013:11</text:p>
          </table:table-cell>
          <table:table-cell office:value-type="float" office:value="227887000">
            <text:p>227887000</text:p>
          </table:table-cell>
          <table:table-cell office:value-type="float" office:value="219589000">
            <text:p>219589000</text:p>
          </table:table-cell>
          <table:table-cell/>
        </table:table-row>
        <table:table-row table:style-name="ro1">
          <table:table-cell office:value-type="string">
            <text:p>2013:12</text:p>
          </table:table-cell>
          <table:table-cell office:value-type="float" office:value="225949000">
            <text:p>225949000</text:p>
          </table:table-cell>
          <table:table-cell office:value-type="float" office:value="214524000">
            <text:p>214524000</text:p>
          </table:table-cell>
          <table:table-cell/>
        </table:table-row>
        <table:table-row table:style-name="ro1">
          <table:table-cell office:value-type="string">
            <text:p>2014:01</text:p>
          </table:table-cell>
          <table:table-cell office:value-type="float" office:value="221853000">
            <text:p>221853000</text:p>
          </table:table-cell>
          <table:table-cell office:value-type="float" office:value="206490000">
            <text:p>206490000</text:p>
          </table:table-cell>
          <table:table-cell/>
        </table:table-row>
        <table:table-row table:style-name="ro1">
          <table:table-cell office:value-type="string">
            <text:p>2014:02</text:p>
          </table:table-cell>
          <table:table-cell office:value-type="float" office:value="232664000">
            <text:p>232664000</text:p>
          </table:table-cell>
          <table:table-cell office:value-type="float" office:value="227123000">
            <text:p>227123000</text:p>
          </table:table-cell>
          <table:table-cell/>
        </table:table-row>
        <table:table-row table:style-name="ro1">
          <table:table-cell office:value-type="string">
            <text:p>2014:03</text:p>
          </table:table-cell>
          <table:table-cell office:value-type="float" office:value="234351000">
            <text:p>234351000</text:p>
          </table:table-cell>
          <table:table-cell office:value-type="float" office:value="228864000">
            <text:p>228864000</text:p>
          </table:table-cell>
          <table:table-cell/>
        </table:table-row>
        <table:table-row table:style-name="ro1">
          <table:table-cell office:value-type="string">
            <text:p>2014:04</text:p>
          </table:table-cell>
          <table:table-cell office:value-type="float" office:value="244102000">
            <text:p>244102000</text:p>
          </table:table-cell>
          <table:table-cell office:value-type="float" office:value="230246000">
            <text:p>230246000</text:p>
          </table:table-cell>
          <table:table-cell/>
        </table:table-row>
        <table:table-row table:style-name="ro1">
          <table:table-cell office:value-type="string">
            <text:p>2014:05</text:p>
          </table:table-cell>
          <table:table-cell office:value-type="float" office:value="223500000">
            <text:p>223500000</text:p>
          </table:table-cell>
          <table:table-cell office:value-type="float" office:value="231414000">
            <text:p>231414000</text:p>
          </table:table-cell>
          <table:table-cell/>
        </table:table-row>
        <table:table-row table:style-name="ro1">
          <table:table-cell office:value-type="string">
            <text:p>2014:06</text:p>
          </table:table-cell>
          <table:table-cell office:value-type="float" office:value="209937000">
            <text:p>209937000</text:p>
          </table:table-cell>
          <table:table-cell office:value-type="float" office:value="220236000">
            <text:p>220236000</text:p>
          </table:table-cell>
          <table:table-cell/>
        </table:table-row>
        <table:table-row table:style-name="ro1">
          <table:table-cell office:value-type="string">
            <text:p>2014:07</text:p>
          </table:table-cell>
          <table:table-cell office:value-type="float" office:value="208171000">
            <text:p>208171000</text:p>
          </table:table-cell>
          <table:table-cell office:value-type="float" office:value="205996000">
            <text:p>205996000</text:p>
          </table:table-cell>
          <table:table-cell/>
        </table:table-row>
        <table:table-row table:style-name="ro1">
          <table:table-cell office:value-type="string">
            <text:p>2014:08</text:p>
          </table:table-cell>
          <table:table-cell office:value-type="float" office:value="215254000">
            <text:p>215254000</text:p>
          </table:table-cell>
          <table:table-cell office:value-type="float" office:value="216611000">
            <text:p>216611000</text:p>
          </table:table-cell>
          <table:table-cell/>
        </table:table-row>
        <table:table-row table:style-name="ro1">
          <table:table-cell office:value-type="string">
            <text:p>2014:09</text:p>
          </table:table-cell>
          <table:table-cell office:value-type="float" office:value="233157000">
            <text:p>233157000</text:p>
          </table:table-cell>
          <table:table-cell office:value-type="float" office:value="223726000">
            <text:p>223726000</text:p>
          </table:table-cell>
          <table:table-cell/>
        </table:table-row>
        <table:table-row table:style-name="ro1">
          <table:table-cell office:value-type="string">
            <text:p>2014:10</text:p>
          </table:table-cell>
          <table:table-cell office:value-type="float" office:value="215236000">
            <text:p>215236000</text:p>
          </table:table-cell>
          <table:table-cell office:value-type="float" office:value="228963000">
            <text:p>228963000</text:p>
          </table:table-cell>
          <table:table-cell/>
        </table:table-row>
        <table:table-row table:style-name="ro1">
          <table:table-cell office:value-type="string">
            <text:p>2014:11</text:p>
          </table:table-cell>
          <table:table-cell office:value-type="float" office:value="182036000">
            <text:p>182036000</text:p>
          </table:table-cell>
          <table:table-cell office:value-type="float" office:value="191423000">
            <text:p>191423000</text:p>
          </table:table-cell>
          <table:table-cell/>
        </table:table-row>
        <table:table-row table:style-name="ro1">
          <table:table-cell office:value-type="string">
            <text:p>2014:12</text:p>
          </table:table-cell>
          <table:table-cell office:value-type="float" office:value="210435000">
            <text:p>210435000</text:p>
          </table:table-cell>
          <table:table-cell office:value-type="float" office:value="205278000">
            <text:p>205278000</text:p>
          </table:table-cell>
          <table:table-cell/>
        </table:table-row>
        <table:table-row table:style-name="ro1">
          <table:table-cell office:value-type="string">
            <text:p>2015:01</text:p>
          </table:table-cell>
          <table:table-cell office:value-type="float" office:value="189789000">
            <text:p>189789000</text:p>
          </table:table-cell>
          <table:table-cell office:value-type="float" office:value="186307000">
            <text:p>186307000</text:p>
          </table:table-cell>
          <table:table-cell/>
        </table:table-row>
        <table:table-row table:style-name="ro1">
          <table:table-cell office:value-type="string">
            <text:p>2015:02</text:p>
          </table:table-cell>
          <table:table-cell office:value-type="float" office:value="196794000">
            <text:p>196794000</text:p>
          </table:table-cell>
          <table:table-cell office:value-type="float" office:value="201429000">
            <text:p>201429000</text:p>
          </table:table-cell>
          <table:table-cell/>
        </table:table-row>
        <table:table-row table:style-name="ro1">
          <table:table-cell office:value-type="string">
            <text:p>2015:03</text:p>
          </table:table-cell>
          <table:table-cell office:value-type="float" office:value="217161000">
            <text:p>217161000</text:p>
          </table:table-cell>
          <table:table-cell office:value-type="float" office:value="219596000">
            <text:p>219596000</text:p>
          </table:table-cell>
          <table:table-cell/>
        </table:table-row>
        <table:table-row table:style-name="ro1">
          <table:table-cell office:value-type="string">
            <text:p>2015:04</text:p>
          </table:table-cell>
          <table:table-cell office:value-type="float" office:value="253204000">
            <text:p>253204000</text:p>
          </table:table-cell>
          <table:table-cell office:value-type="float" office:value="240453000">
            <text:p>240453000</text:p>
          </table:table-cell>
          <table:table-cell/>
        </table:table-row>
        <table:table-row table:style-name="ro1">
          <table:table-cell office:value-type="string">
            <text:p>2015:05</text:p>
          </table:table-cell>
          <table:table-cell office:value-type="float" office:value="210610000">
            <text:p>210610000</text:p>
          </table:table-cell>
          <table:table-cell office:value-type="float" office:value="215518000">
            <text:p>215518000</text:p>
          </table:table-cell>
          <table:table-cell/>
        </table:table-row>
        <table:table-row table:style-name="ro1">
          <table:table-cell office:value-type="string">
            <text:p>2015:06</text:p>
          </table:table-cell>
          <table:table-cell office:value-type="float" office:value="248830000">
            <text:p>248830000</text:p>
          </table:table-cell>
          <table:table-cell office:value-type="float" office:value="237677000">
            <text:p>237677000</text:p>
          </table:table-cell>
          <table:table-cell/>
        </table:table-row>
        <table:table-row table:style-name="ro1">
          <table:table-cell office:value-type="string">
            <text:p>2015:07</text:p>
          </table:table-cell>
          <table:table-cell office:value-type="float" office:value="215783000">
            <text:p>215783000</text:p>
          </table:table-cell>
          <table:table-cell office:value-type="float" office:value="215302000">
            <text:p>215302000</text:p>
          </table:table-cell>
          <table:table-cell/>
        </table:table-row>
        <table:table-row table:style-name="ro1">
          <table:table-cell office:value-type="string">
            <text:p>2015:08</text:p>
          </table:table-cell>
          <table:table-cell office:value-type="float" office:value="253872000">
            <text:p>253872000</text:p>
          </table:table-cell>
          <table:table-cell office:value-type="float" office:value="246399000">
            <text:p>246399000</text:p>
          </table:table-cell>
          <table:table-cell/>
        </table:table-row>
        <table:table-row table:style-name="ro1">
          <table:table-cell office:value-type="string">
            <text:p>2015:09</text:p>
          </table:table-cell>
          <table:table-cell office:value-type="float" office:value="228556000">
            <text:p>228556000</text:p>
          </table:table-cell>
          <table:table-cell office:value-type="float" office:value="225978000">
            <text:p>225978000</text:p>
          </table:table-cell>
          <table:table-cell/>
        </table:table-row>
        <table:table-row table:style-name="ro1">
          <table:table-cell office:value-type="string">
            <text:p>2015:10</text:p>
          </table:table-cell>
          <table:table-cell office:value-type="float" office:value="216730000">
            <text:p>216730000</text:p>
          </table:table-cell>
          <table:table-cell office:value-type="float" office:value="216764000">
            <text:p>216764000</text:p>
          </table:table-cell>
          <table:table-cell/>
        </table:table-row>
        <table:table-row table:style-name="ro1">
          <table:table-cell office:value-type="string">
            <text:p>2015:11</text:p>
          </table:table-cell>
          <table:table-cell office:value-type="float" office:value="188703000">
            <text:p>188703000</text:p>
          </table:table-cell>
          <table:table-cell office:value-type="float" office:value="184564000">
            <text:p>184564000</text:p>
          </table:table-cell>
          <table:table-cell/>
        </table:table-row>
        <table:table-row table:style-name="ro1">
          <table:table-cell office:value-type="string">
            <text:p>2015:12</text:p>
          </table:table-cell>
          <table:table-cell office:value-type="float" office:value="216709000">
            <text:p>216709000</text:p>
          </table:table-cell>
          <table:table-cell office:value-type="float" office:value="214546000">
            <text:p>214546000</text:p>
          </table:table-cell>
          <table:table-cell/>
        </table:table-row>
        <table:table-row table:style-name="ro1">
          <table:table-cell office:value-type="string">
            <text:p>2016:01</text:p>
          </table:table-cell>
          <table:table-cell office:value-type="float" office:value="184890000">
            <text:p>184890000</text:p>
          </table:table-cell>
          <table:table-cell office:value-type="float" office:value="191737000">
            <text:p>191737000</text:p>
          </table:table-cell>
          <table:table-cell/>
        </table:table-row>
        <table:table-row table:style-name="ro1">
          <table:table-cell office:value-type="string">
            <text:p>2016:02</text:p>
          </table:table-cell>
          <table:table-cell office:value-type="float" office:value="207874000">
            <text:p>207874000</text:p>
          </table:table-cell>
          <table:table-cell office:value-type="float" office:value="212107000">
            <text:p>212107000</text:p>
          </table:table-cell>
          <table:table-cell/>
        </table:table-row>
        <table:table-row table:style-name="ro1">
          <table:table-cell office:value-type="string">
            <text:p>2016:03</text:p>
          </table:table-cell>
          <table:table-cell office:value-type="float" office:value="200359000">
            <text:p>200359000</text:p>
          </table:table-cell>
          <table:table-cell office:value-type="float" office:value="207582000">
            <text:p>207582000</text:p>
          </table:table-cell>
          <table:table-cell/>
        </table:table-row>
        <table:table-row table:style-name="ro1">
          <table:table-cell office:value-type="string">
            <text:p>2016:04</text:p>
          </table:table-cell>
          <table:table-cell office:value-type="float" office:value="219344000">
            <text:p>219344000</text:p>
          </table:table-cell>
          <table:table-cell office:value-type="float" office:value="219475000">
            <text:p>219475000</text:p>
          </table:table-cell>
          <table:table-cell/>
        </table:table-row>
        <table:table-row table:style-name="ro1">
          <table:table-cell office:value-type="string">
            <text:p>2016:05</text:p>
          </table:table-cell>
          <table:table-cell office:value-type="float" office:value="203482000">
            <text:p>203482000</text:p>
          </table:table-cell>
          <table:table-cell office:value-type="float" office:value="220136000">
            <text:p>220136000</text:p>
          </table:table-cell>
          <table:table-cell/>
        </table:table-row>
        <table:table-row table:style-name="ro1">
          <table:table-cell office:value-type="string">
            <text:p>2016:06</text:p>
          </table:table-cell>
          <table:table-cell office:value-type="float" office:value="227017000">
            <text:p>227017000</text:p>
          </table:table-cell>
          <table:table-cell office:value-type="float" office:value="226001000">
            <text:p>226001000</text:p>
          </table:table-cell>
          <table:table-cell/>
        </table:table-row>
        <table:table-row table:style-name="ro1">
          <table:table-cell office:value-type="string">
            <text:p>2016:07</text:p>
          </table:table-cell>
          <table:table-cell office:value-type="float" office:value="184662000">
            <text:p>184662000</text:p>
          </table:table-cell>
          <table:table-cell office:value-type="float" office:value="196595000">
            <text:p>196595000</text:p>
          </table:table-cell>
          <table:table-cell/>
        </table:table-row>
        <table:table-row table:style-name="ro1">
          <table:table-cell office:value-type="string">
            <text:p>2016:08</text:p>
          </table:table-cell>
          <table:table-cell office:value-type="float" office:value="231432000">
            <text:p>231432000</text:p>
          </table:table-cell>
          <table:table-cell office:value-type="float" office:value="230287000">
            <text:p>230287000</text:p>
          </table:table-cell>
          <table:table-cell/>
        </table:table-row>
        <table:table-row table:style-name="ro1">
          <table:table-cell office:value-type="string">
            <text:p>2016:09</text:p>
          </table:table-cell>
          <table:table-cell office:value-type="float" office:value="235093000">
            <text:p>235093000</text:p>
          </table:table-cell>
          <table:table-cell office:value-type="float" office:value="235562000">
            <text:p>235562000</text:p>
          </table:table-cell>
          <table:table-cell/>
        </table:table-row>
        <table:table-row table:style-name="ro1">
          <table:table-cell office:value-type="string">
            <text:p>2016:10</text:p>
          </table:table-cell>
          <table:table-cell office:value-type="float" office:value="235382000">
            <text:p>235382000</text:p>
          </table:table-cell>
          <table:table-cell office:value-type="float" office:value="221480000">
            <text:p>221480000</text:p>
          </table:table-cell>
          <table:table-cell/>
        </table:table-row>
        <table:table-row table:style-name="ro1">
          <table:table-cell office:value-type="string">
            <text:p>2016:11</text:p>
          </table:table-cell>
          <table:table-cell office:value-type="float" office:value="214565000">
            <text:p>214565000</text:p>
          </table:table-cell>
          <table:table-cell office:value-type="float" office:value="217805000">
            <text:p>217805000</text:p>
          </table:table-cell>
          <table:table-cell/>
        </table:table-row>
        <table:table-row table:style-name="ro1">
          <table:table-cell office:value-type="string">
            <text:p>2016:12</text:p>
          </table:table-cell>
          <table:table-cell office:value-type="float" office:value="240630000">
            <text:p>240630000</text:p>
          </table:table-cell>
          <table:table-cell office:value-type="float" office:value="241464000">
            <text:p>241464000</text:p>
          </table:table-cell>
          <table:table-cell/>
        </table:table-row>
        <table:table-row table:style-name="ro1">
          <table:table-cell office:value-type="string">
            <text:p>2017:01</text:p>
          </table:table-cell>
          <table:table-cell office:value-type="float" office:value="245948000">
            <text:p>245948000</text:p>
          </table:table-cell>
          <table:table-cell office:value-type="float" office:value="229498000">
            <text:p>229498000</text:p>
          </table:table-cell>
          <table:table-cell/>
        </table:table-row>
        <table:table-row table:style-name="ro1">
          <table:table-cell office:value-type="string">
            <text:p>2017:02</text:p>
          </table:table-cell>
          <table:table-cell office:value-type="float" office:value="237039000">
            <text:p>237039000</text:p>
          </table:table-cell>
          <table:table-cell office:value-type="float" office:value="243993000">
            <text:p>243993000</text:p>
          </table:table-cell>
          <table:table-cell/>
        </table:table-row>
        <table:table-row table:style-name="ro1">
          <table:table-cell office:value-type="string">
            <text:p>2017:03</text:p>
          </table:table-cell>
          <table:table-cell office:value-type="float" office:value="282555000">
            <text:p>282555000</text:p>
          </table:table-cell>
          <table:table-cell office:value-type="float" office:value="277875000">
            <text:p>277875000</text:p>
          </table:table-cell>
          <table:table-cell/>
        </table:table-row>
        <table:table-row table:style-name="ro1">
          <table:table-cell office:value-type="string">
            <text:p>2017:04</text:p>
          </table:table-cell>
          <table:table-cell office:value-type="float" office:value="259334000">
            <text:p>259334000</text:p>
          </table:table-cell>
          <table:table-cell office:value-type="float" office:value="262355000">
            <text:p>262355000</text:p>
          </table:table-cell>
          <table:table-cell/>
        </table:table-row>
        <table:table-row table:style-name="ro1">
          <table:table-cell office:value-type="string">
            <text:p>2017:05</text:p>
          </table:table-cell>
          <table:table-cell office:value-type="float" office:value="267692000">
            <text:p>267692000</text:p>
          </table:table-cell>
          <table:table-cell office:value-type="float" office:value="269038000">
            <text:p>269038000</text:p>
          </table:table-cell>
          <table:table-cell/>
        </table:table-row>
        <table:table-row table:style-name="ro1">
          <table:table-cell office:value-type="string">
            <text:p>2017:06</text:p>
          </table:table-cell>
          <table:table-cell office:value-type="float" office:value="202899000">
            <text:p>202899000</text:p>
          </table:table-cell>
          <table:table-cell office:value-type="float" office:value="210429000">
            <text:p>210429000</text:p>
          </table:table-cell>
          <table:table-cell/>
        </table:table-row>
        <table:table-row table:style-name="ro1">
          <table:table-cell office:value-type="string">
            <text:p>2017:07</text:p>
          </table:table-cell>
          <table:table-cell office:value-type="float" office:value="263573000">
            <text:p>263573000</text:p>
          </table:table-cell>
          <table:table-cell office:value-type="float" office:value="263480000">
            <text:p>263480000</text:p>
          </table:table-cell>
          <table:table-cell/>
        </table:table-row>
        <table:table-row table:style-name="ro1">
          <table:table-cell office:value-type="string">
            <text:p>2017:08</text:p>
          </table:table-cell>
          <table:table-cell office:value-type="float" office:value="275781000">
            <text:p>275781000</text:p>
          </table:table-cell>
          <table:table-cell office:value-type="float" office:value="266202000">
            <text:p>266202000</text:p>
          </table:table-cell>
          <table:table-cell/>
        </table:table-row>
        <table:table-row table:style-name="ro1">
          <table:table-cell office:value-type="string">
            <text:p>2017:09</text:p>
          </table:table-cell>
          <table:table-cell office:value-type="float" office:value="257463000">
            <text:p>257463000</text:p>
          </table:table-cell>
          <table:table-cell office:value-type="float" office:value="252898000">
            <text:p>252898000</text:p>
          </table:table-cell>
          <table:table-cell/>
        </table:table-row>
        <table:table-row table:style-name="ro1">
          <table:table-cell office:value-type="string">
            <text:p>2017:10</text:p>
          </table:table-cell>
          <table:table-cell office:value-type="float" office:value="248871000">
            <text:p>248871000</text:p>
          </table:table-cell>
          <table:table-cell office:value-type="float" office:value="243471000">
            <text:p>243471000</text:p>
          </table:table-cell>
          <table:table-cell/>
        </table:table-row>
        <table:table-row table:style-name="ro1">
          <table:table-cell office:value-type="string">
            <text:p>2017:11</text:p>
          </table:table-cell>
          <table:table-cell office:value-type="float" office:value="235299000">
            <text:p>235299000</text:p>
          </table:table-cell>
          <table:table-cell office:value-type="float" office:value="230857000">
            <text:p>230857000</text:p>
          </table:table-cell>
          <table:table-cell/>
        </table:table-row>
        <table:table-row table:style-name="ro1">
          <table:table-cell office:value-type="string">
            <text:p>2017:12</text:p>
          </table:table-cell>
          <table:table-cell office:value-type="float" office:value="224232000">
            <text:p>224232000</text:p>
          </table:table-cell>
          <table:table-cell office:value-type="float" office:value="238452000">
            <text:p>238452000</text:p>
          </table:table-cell>
          <table:table-cell/>
        </table:table-row>
        <table:table-row table:style-name="ro1">
          <table:table-cell office:value-type="string">
            <text:p>2018:01</text:p>
          </table:table-cell>
          <table:table-cell office:value-type="float" office:value="230244000">
            <text:p>230244000</text:p>
          </table:table-cell>
          <table:table-cell office:value-type="float" office:value="223254000">
            <text:p>223254000</text:p>
          </table:table-cell>
          <table:table-cell/>
        </table:table-row>
        <table:table-row table:style-name="ro1">
          <table:table-cell office:value-type="string">
            <text:p>2018:02</text:p>
          </table:table-cell>
          <table:table-cell office:value-type="float" office:value="229676000">
            <text:p>229676000</text:p>
          </table:table-cell>
          <table:table-cell office:value-type="float" office:value="229207000">
            <text:p>229207000</text:p>
          </table:table-cell>
          <table:table-cell/>
        </table:table-row>
        <table:table-row table:style-name="ro1">
          <table:table-cell office:value-type="string">
            <text:p>2018:03</text:p>
          </table:table-cell>
          <table:table-cell office:value-type="float" office:value="242487000">
            <text:p>242487000</text:p>
          </table:table-cell>
          <table:table-cell office:value-type="float" office:value="242530000">
            <text:p>242530000</text:p>
          </table:table-cell>
          <table:table-cell/>
        </table:table-row>
        <table:table-row table:style-name="ro1">
          <table:table-cell office:value-type="string">
            <text:p>2018:04</text:p>
          </table:table-cell>
          <table:table-cell office:value-type="float" office:value="269139000">
            <text:p>269139000</text:p>
          </table:table-cell>
          <table:table-cell office:value-type="float" office:value="263433000">
            <text:p>263433000</text:p>
          </table:table-cell>
          <table:table-cell/>
        </table:table-row>
        <table:table-row table:style-name="ro1">
          <table:table-cell office:value-type="string">
            <text:p>2018:05</text:p>
          </table:table-cell>
          <table:table-cell office:value-type="float" office:value="256316000">
            <text:p>256316000</text:p>
          </table:table-cell>
          <table:table-cell office:value-type="float" office:value="253705000">
            <text:p>253705000</text:p>
          </table:table-cell>
          <table:table-cell/>
        </table:table-row>
        <table:table-row table:style-name="ro1">
          <table:table-cell office:value-type="string">
            <text:p>2018:06</text:p>
          </table:table-cell>
          <table:table-cell office:value-type="float" office:value="189739000">
            <text:p>189739000</text:p>
          </table:table-cell>
          <table:table-cell office:value-type="float" office:value="188853000">
            <text:p>188853000</text:p>
          </table:table-cell>
          <table:table-cell/>
        </table:table-row>
        <table:table-row table:style-name="ro1">
          <table:table-cell office:value-type="string">
            <text:p>2018:07</text:p>
          </table:table-cell>
          <table:table-cell office:value-type="float" office:value="279790000">
            <text:p>279790000</text:p>
          </table:table-cell>
          <table:table-cell office:value-type="float" office:value="283418000">
            <text:p>283418000</text:p>
          </table:table-cell>
          <table:table-cell/>
        </table:table-row>
        <table:table-row table:style-name="ro1">
          <table:table-cell office:value-type="string">
            <text:p>2018:08</text:p>
          </table:table-cell>
          <table:table-cell office:value-type="float" office:value="257768000">
            <text:p>257768000</text:p>
          </table:table-cell>
          <table:table-cell office:value-type="float" office:value="260224000">
            <text:p>260224000</text:p>
          </table:table-cell>
          <table:table-cell/>
        </table:table-row>
        <table:table-row table:style-name="ro1">
          <table:table-cell office:value-type="string">
            <text:p>2018:09</text:p>
          </table:table-cell>
          <table:table-cell office:value-type="float" office:value="244023000">
            <text:p>244023000</text:p>
          </table:table-cell>
          <table:table-cell office:value-type="float" office:value="243314000">
            <text:p>243314000</text:p>
          </table:table-cell>
          <table:table-cell/>
        </table:table-row>
        <table:table-row table:style-name="ro1">
          <table:table-cell office:value-type="string">
            <text:p>2018:10</text:p>
          </table:table-cell>
          <table:table-cell office:value-type="float" office:value="216770000">
            <text:p>216770000</text:p>
          </table:table-cell>
          <table:table-cell office:value-type="float" office:value="222779000">
            <text:p>222779000</text:p>
          </table:table-cell>
          <table:table-cell/>
        </table:table-row>
        <table:table-row table:style-name="ro1">
          <table:table-cell office:value-type="string">
            <text:p>2018:11</text:p>
          </table:table-cell>
          <table:table-cell office:value-type="float" office:value="207468000">
            <text:p>207468000</text:p>
          </table:table-cell>
          <table:table-cell office:value-type="float" office:value="210108000">
            <text:p>210108000</text:p>
          </table:table-cell>
          <table:table-cell/>
        </table:table-row>
        <table:table-row table:style-name="ro1">
          <table:table-cell office:value-type="string">
            <text:p>2018:12</text:p>
          </table:table-cell>
          <table:table-cell office:value-type="float" office:value="196128000">
            <text:p>196128000</text:p>
          </table:table-cell>
          <table:table-cell office:value-type="float" office:value="200456000">
            <text:p>200456000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2">
          <table:table-cell/>
          <table:table-cell table:style-name="ce3"/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2/27/2020</text:date>, <text:time>22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2:02:21.56</meta:creation-date>
    <dc:date>2020-02-27T22:39:29.17</dc:date>
    <meta:editing-duration>PT5S</meta:editing-duration>
    <meta:editing-cycles>1</meta:editing-cycles>
    <meta:document-statistic meta:table-count="3" meta:cell-count="394" meta:object-count="0"/>
    <meta:generator>OpenOffice/4.1.7$Win32 OpenOffice.org_project/417m1$Build-9800</meta:generator>
  </office:meta>
</office:document-meta>
</file>